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uteil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TAPPE</text:p>
          </table:table-cell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ZUFAL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/>
          <table:table-cell office:value-type="string" calcext:value-type="string">
            <text:p>jbaumgartner1983</text:p>
          </table:table-cell>
          <table:table-cell table:formula="of:=RAND()" office:value-type="float" office:value="0.896525469714269" calcext:value-type="float">
            <text:p>0,896525469714269</text:p>
          </table:table-cell>
          <table:table-cell table:formula="of:=CONCATENATE(&quot;&lt;li&gt;&lt;a href=&quot;&quot;https://&quot;;LOWER([.C2]);&quot;.github.io/nz/index.html&quot;&quot;&gt;&lt;img src=&quot;&quot;https://&quot;;LOWER([.C2]);&quot;.github.io/nz/images/user.jpg&quot;&quot; alt=&quot;&quot; &quot;&quot; /&gt; &quot;;[.A2];&quot; (&quot;;LOWER([.C2]);&quot;)&lt;/a&gt;&lt;/li&gt;&quot;)" office:value-type="string" office:string-value="&lt;li&gt;&lt;a href=&quot;https://jbaumgartner1983.github.io/nz/index.html&quot;&gt;&lt;img src=&quot;https://jbaumgartner1983.github.io/nz/images/user.jpg&quot; alt=&quot; &quot; /&gt; Christchurch (jbaumgartner1983)&lt;/a&gt;&lt;/li&gt;" calcext:value-type="string">
            <text:p>&lt;li&gt;&lt;a href="https://jbaumgartner1983.github.io/nz/index.html"&gt;&lt;img src="https://jbaumgartner1983.github.io/nz/images/user.jpg" alt=" " /&gt; Christchurch (jbaumgartner1983)&lt;/a&gt;&lt;/li&gt;</text:p>
          </table:table-cell>
        </table:table-row>
        <table:table-row table:style-name="ro1">
          <table:table-cell office:value-type="string" calcext:value-type="string">
            <text:p>Akaroa</text:p>
          </table:table-cell>
          <table:table-cell/>
          <table:table-cell office:value-type="string" calcext:value-type="string">
            <text:p>MaxVoit</text:p>
          </table:table-cell>
          <table:table-cell table:formula="of:=RAND()" office:value-type="float" office:value="0.35958927341279" calcext:value-type="float">
            <text:p>0,35958927341279</text:p>
          </table:table-cell>
          <table:table-cell table:formula="of:=CONCATENATE(&quot;&lt;li&gt;&lt;a href=&quot;&quot;https://&quot;;LOWER([.C3]);&quot;.github.io/nz/index.html&quot;&quot;&gt;&lt;img src=&quot;&quot;https://&quot;;LOWER([.C3]);&quot;.github.io/nz/images/user.jpg&quot;&quot; alt=&quot;&quot; &quot;&quot; /&gt; &quot;;[.A3];&quot; (&quot;;LOWER([.C3]);&quot;)&lt;/a&gt;&lt;/li&gt;&quot;)" office:value-type="string" office:string-value="&lt;li&gt;&lt;a href=&quot;https://maxvoit.github.io/nz/index.html&quot;&gt;&lt;img src=&quot;https://maxvoit.github.io/nz/images/user.jpg&quot; alt=&quot; &quot; /&gt; Akaroa (maxvoit)&lt;/a&gt;&lt;/li&gt;" calcext:value-type="string">
            <text:p>&lt;li&gt;&lt;a href="https://maxvoit.github.io/nz/index.html"&gt;&lt;img src="https://maxvoit.github.io/nz/images/user.jpg" alt=" " /&gt; Akaroa (maxvoit)&lt;/a&gt;&lt;/li&gt;</text:p>
          </table:table-cell>
        </table:table-row>
        <table:table-row table:style-name="ro1">
          <table:table-cell office:value-type="string" calcext:value-type="string">
            <text:p>Lake Tekapo</text:p>
          </table:table-cell>
          <table:table-cell/>
          <table:table-cell office:value-type="string" calcext:value-type="string">
            <text:p>rafael-i6k</text:p>
          </table:table-cell>
          <table:table-cell table:formula="of:=RAND()" office:value-type="float" office:value="0.562706996961789" calcext:value-type="float">
            <text:p>0,562706996961789</text:p>
          </table:table-cell>
          <table:table-cell table:formula="of:=CONCATENATE(&quot;&lt;li&gt;&lt;a href=&quot;&quot;https://&quot;;LOWER([.C4]);&quot;.github.io/nz/index.html&quot;&quot;&gt;&lt;img src=&quot;&quot;https://&quot;;LOWER([.C4]);&quot;.github.io/nz/images/user.jpg&quot;&quot; alt=&quot;&quot; &quot;&quot; /&gt; &quot;;[.A4];&quot; (&quot;;LOWER([.C4]);&quot;)&lt;/a&gt;&lt;/li&gt;&quot;)" office:value-type="string" office:string-value="&lt;li&gt;&lt;a href=&quot;https://rafael-i6k.github.io/nz/index.html&quot;&gt;&lt;img src=&quot;https://rafael-i6k.github.io/nz/images/user.jpg&quot; alt=&quot; &quot; /&gt; Lake Tekapo (rafael-i6k)&lt;/a&gt;&lt;/li&gt;" calcext:value-type="string">
            <text:p>&lt;li&gt;&lt;a href="https://rafael-i6k.github.io/nz/index.html"&gt;&lt;img src="https://rafael-i6k.github.io/nz/images/user.jpg" alt=" " /&gt; Lake Tekapo (rafael-i6k)&lt;/a&gt;&lt;/li&gt;</text:p>
          </table:table-cell>
        </table:table-row>
        <table:table-row table:style-name="ro1">
          <table:table-cell office:value-type="string" calcext:value-type="string">
            <text:p>Mount Cook</text:p>
          </table:table-cell>
          <table:table-cell/>
          <table:table-cell office:value-type="string" calcext:value-type="string">
            <text:p>der-ferdi</text:p>
          </table:table-cell>
          <table:table-cell table:formula="of:=RAND()" office:value-type="float" office:value="0.540996065239737" calcext:value-type="float">
            <text:p>0,540996065239737</text:p>
          </table:table-cell>
          <table:table-cell table:formula="of:=CONCATENATE(&quot;&lt;li&gt;&lt;a href=&quot;&quot;https://&quot;;LOWER([.C5]);&quot;.github.io/nz/index.html&quot;&quot;&gt;&lt;img src=&quot;&quot;https://&quot;;LOWER([.C5]);&quot;.github.io/nz/images/user.jpg&quot;&quot; alt=&quot;&quot; &quot;&quot; /&gt; &quot;;[.A5];&quot; (&quot;;LOWER([.C5]);&quot;)&lt;/a&gt;&lt;/li&gt;&quot;)" office:value-type="string" office:string-value="&lt;li&gt;&lt;a href=&quot;https://der-ferdi.github.io/nz/index.html&quot;&gt;&lt;img src=&quot;https://der-ferdi.github.io/nz/images/user.jpg&quot; alt=&quot; &quot; /&gt; Mount Cook (der-ferdi)&lt;/a&gt;&lt;/li&gt;" calcext:value-type="string">
            <text:p>&lt;li&gt;&lt;a href="https://der-ferdi.github.io/nz/index.html"&gt;&lt;img src="https://der-ferdi.github.io/nz/images/user.jpg" alt=" " /&gt; Mount Cook (der-ferdi)&lt;/a&gt;&lt;/li&gt;</text:p>
          </table:table-cell>
        </table:table-row>
        <table:table-row table:style-name="ro1">
          <table:table-cell office:value-type="string" calcext:value-type="string">
            <text:p>Omarama</text:p>
          </table:table-cell>
          <table:table-cell/>
          <table:table-cell office:value-type="string" calcext:value-type="string">
            <text:p>Silja18</text:p>
          </table:table-cell>
          <table:table-cell table:formula="of:=RAND()" office:value-type="float" office:value="0.213352754182469" calcext:value-type="float">
            <text:p>0,213352754182469</text:p>
          </table:table-cell>
          <table:table-cell table:formula="of:=CONCATENATE(&quot;&lt;li&gt;&lt;a href=&quot;&quot;https://&quot;;LOWER([.C6]);&quot;.github.io/nz/index.html&quot;&quot;&gt;&lt;img src=&quot;&quot;https://&quot;;LOWER([.C6]);&quot;.github.io/nz/images/user.jpg&quot;&quot; alt=&quot;&quot; &quot;&quot; /&gt; &quot;;[.A6];&quot; (&quot;;LOWER([.C6]);&quot;)&lt;/a&gt;&lt;/li&gt;&quot;)" office:value-type="string" office:string-value="&lt;li&gt;&lt;a href=&quot;https://silja18.github.io/nz/index.html&quot;&gt;&lt;img src=&quot;https://silja18.github.io/nz/images/user.jpg&quot; alt=&quot; &quot; /&gt; Omarama (silja18)&lt;/a&gt;&lt;/li&gt;" calcext:value-type="string">
            <text:p>&lt;li&gt;&lt;a href="https://silja18.github.io/nz/index.html"&gt;&lt;img src="https://silja18.github.io/nz/images/user.jpg" alt=" " /&gt; Omarama (silja18)&lt;/a&gt;&lt;/li&gt;</text:p>
          </table:table-cell>
        </table:table-row>
        <table:table-row table:style-name="ro1">
          <table:table-cell office:value-type="string" calcext:value-type="string">
            <text:p>Oamaru</text:p>
          </table:table-cell>
          <table:table-cell/>
          <table:table-cell office:value-type="string" calcext:value-type="string">
            <text:p>marlene353</text:p>
          </table:table-cell>
          <table:table-cell table:formula="of:=RAND()" office:value-type="float" office:value="0.979402009569347" calcext:value-type="float">
            <text:p>0,979402009569347</text:p>
          </table:table-cell>
          <table:table-cell table:formula="of:=CONCATENATE(&quot;&lt;li&gt;&lt;a href=&quot;&quot;https://&quot;;LOWER([.C7]);&quot;.github.io/nz/index.html&quot;&quot;&gt;&lt;img src=&quot;&quot;https://&quot;;LOWER([.C7]);&quot;.github.io/nz/images/user.jpg&quot;&quot; alt=&quot;&quot; &quot;&quot; /&gt; &quot;;[.A7];&quot; (&quot;;LOWER([.C7]);&quot;)&lt;/a&gt;&lt;/li&gt;&quot;)" office:value-type="string" office:string-value="&lt;li&gt;&lt;a href=&quot;https://marlene353.github.io/nz/index.html&quot;&gt;&lt;img src=&quot;https://marlene353.github.io/nz/images/user.jpg&quot; alt=&quot; &quot; /&gt; Oamaru (marlene353)&lt;/a&gt;&lt;/li&gt;" calcext:value-type="string">
            <text:p>&lt;li&gt;&lt;a href="https://marlene353.github.io/nz/index.html"&gt;&lt;img src="https://marlene353.github.io/nz/images/user.jpg" alt=" " /&gt; Oamaru (marlene353)&lt;/a&gt;&lt;/li&gt;</text:p>
          </table:table-cell>
        </table:table-row>
        <table:table-row table:style-name="ro1">
          <table:table-cell office:value-type="string" calcext:value-type="string">
            <text:p>Moeraki Boulders</text:p>
          </table:table-cell>
          <table:table-cell/>
          <table:table-cell office:value-type="string" calcext:value-type="string">
            <text:p>anna7br</text:p>
          </table:table-cell>
          <table:table-cell table:formula="of:=RAND()" office:value-type="float" office:value="0.633963353390605" calcext:value-type="float">
            <text:p>0,633963353390605</text:p>
          </table:table-cell>
          <table:table-cell table:formula="of:=CONCATENATE(&quot;&lt;li&gt;&lt;a href=&quot;&quot;https://&quot;;LOWER([.C8]);&quot;.github.io/nz/index.html&quot;&quot;&gt;&lt;img src=&quot;&quot;https://&quot;;LOWER([.C8]);&quot;.github.io/nz/images/user.jpg&quot;&quot; alt=&quot;&quot; &quot;&quot; /&gt; &quot;;[.A8];&quot; (&quot;;LOWER([.C8]);&quot;)&lt;/a&gt;&lt;/li&gt;&quot;)" office:value-type="string" office:string-value="&lt;li&gt;&lt;a href=&quot;https://anna7br.github.io/nz/index.html&quot;&gt;&lt;img src=&quot;https://anna7br.github.io/nz/images/user.jpg&quot; alt=&quot; &quot; /&gt; Moeraki Boulders (anna7br)&lt;/a&gt;&lt;/li&gt;" calcext:value-type="string">
            <text:p>&lt;li&gt;&lt;a href="https://anna7br.github.io/nz/index.html"&gt;&lt;img src="https://anna7br.github.io/nz/images/user.jpg" alt=" " /&gt; Moeraki Boulders (anna7br)&lt;/a&gt;&lt;/li&gt;</text:p>
          </table:table-cell>
        </table:table-row>
        <table:table-row table:style-name="ro1">
          <table:table-cell office:value-type="string" calcext:value-type="string">
            <text:p>Dunedin</text:p>
          </table:table-cell>
          <table:table-cell/>
          <table:table-cell office:value-type="string" calcext:value-type="string">
            <text:p>AnnaKlara123</text:p>
          </table:table-cell>
          <table:table-cell table:formula="of:=RAND()" office:value-type="float" office:value="0.857448128875516" calcext:value-type="float">
            <text:p>0,857448128875516</text:p>
          </table:table-cell>
          <table:table-cell table:formula="of:=CONCATENATE(&quot;&lt;li&gt;&lt;a href=&quot;&quot;https://&quot;;LOWER([.C9]);&quot;.github.io/nz/index.html&quot;&quot;&gt;&lt;img src=&quot;&quot;https://&quot;;LOWER([.C9]);&quot;.github.io/nz/images/user.jpg&quot;&quot; alt=&quot;&quot; &quot;&quot; /&gt; &quot;;[.A9];&quot; (&quot;;LOWER([.C9]);&quot;)&lt;/a&gt;&lt;/li&gt;&quot;)" office:value-type="string" office:string-value="&lt;li&gt;&lt;a href=&quot;https://annaklara123.github.io/nz/index.html&quot;&gt;&lt;img src=&quot;https://annaklara123.github.io/nz/images/user.jpg&quot; alt=&quot; &quot; /&gt; Dunedin (annaklara123)&lt;/a&gt;&lt;/li&gt;" calcext:value-type="string">
            <text:p>&lt;li&gt;&lt;a href="https://annaklara123.github.io/nz/index.html"&gt;&lt;img src="https://annaklara123.github.io/nz/images/user.jpg" alt=" " /&gt; Dunedin (annaklara123)&lt;/a&gt;&lt;/li&gt;</text:p>
          </table:table-cell>
        </table:table-row>
        <table:table-row table:style-name="ro1">
          <table:table-cell office:value-type="string" calcext:value-type="string">
            <text:p>Taiaroa Head</text:p>
          </table:table-cell>
          <table:table-cell/>
          <table:table-cell office:value-type="string" calcext:value-type="string">
            <text:p>marcelharing</text:p>
          </table:table-cell>
          <table:table-cell table:formula="of:=RAND()" office:value-type="float" office:value="0.302068073912912" calcext:value-type="float">
            <text:p>0,302068073912912</text:p>
          </table:table-cell>
          <table:table-cell table:formula="of:=CONCATENATE(&quot;&lt;li&gt;&lt;a href=&quot;&quot;https://&quot;;LOWER([.C10]);&quot;.github.io/nz/index.html&quot;&quot;&gt;&lt;img src=&quot;&quot;https://&quot;;LOWER([.C10]);&quot;.github.io/nz/images/user.jpg&quot;&quot; alt=&quot;&quot; &quot;&quot; /&gt; &quot;;[.A10];&quot; (&quot;;LOWER([.C10]);&quot;)&lt;/a&gt;&lt;/li&gt;&quot;)" office:value-type="string" office:string-value="&lt;li&gt;&lt;a href=&quot;https://marcelharing.github.io/nz/index.html&quot;&gt;&lt;img src=&quot;https://marcelharing.github.io/nz/images/user.jpg&quot; alt=&quot; &quot; /&gt; Taiaroa Head (marcelharing)&lt;/a&gt;&lt;/li&gt;" calcext:value-type="string">
            <text:p>&lt;li&gt;&lt;a href="https://marcelharing.github.io/nz/index.html"&gt;&lt;img src="https://marcelharing.github.io/nz/images/user.jpg" alt=" " /&gt; Taiaroa Head (marcelharing)&lt;/a&gt;&lt;/li&gt;</text:p>
          </table:table-cell>
        </table:table-row>
        <table:table-row table:style-name="ro1">
          <table:table-cell office:value-type="string" calcext:value-type="string">
            <text:p>Sandfly Bay</text:p>
          </table:table-cell>
          <table:table-cell/>
          <table:table-cell office:value-type="string" calcext:value-type="string">
            <text:p>Tabernig</text:p>
          </table:table-cell>
          <table:table-cell table:formula="of:=RAND()" office:value-type="float" office:value="0.176533090400306" calcext:value-type="float">
            <text:p>0,176533090400306</text:p>
          </table:table-cell>
          <table:table-cell table:formula="of:=CONCATENATE(&quot;&lt;li&gt;&lt;a href=&quot;&quot;https://&quot;;LOWER([.C11]);&quot;.github.io/nz/index.html&quot;&quot;&gt;&lt;img src=&quot;&quot;https://&quot;;LOWER([.C11]);&quot;.github.io/nz/images/user.jpg&quot;&quot; alt=&quot;&quot; &quot;&quot; /&gt; &quot;;[.A11];&quot; (&quot;;LOWER([.C11]);&quot;)&lt;/a&gt;&lt;/li&gt;&quot;)" office:value-type="string" office:string-value="&lt;li&gt;&lt;a href=&quot;https://tabernig.github.io/nz/index.html&quot;&gt;&lt;img src=&quot;https://tabernig.github.io/nz/images/user.jpg&quot; alt=&quot; &quot; /&gt; Sandfly Bay (tabernig)&lt;/a&gt;&lt;/li&gt;" calcext:value-type="string">
            <text:p>&lt;li&gt;&lt;a href="https://tabernig.github.io/nz/index.html"&gt;&lt;img src="https://tabernig.github.io/nz/images/user.jpg" alt=" " /&gt; Sandfly Bay (tabernig)&lt;/a&gt;&lt;/li&gt;</text:p>
          </table:table-cell>
        </table:table-row>
        <table:table-row table:style-name="ro1">
          <table:table-cell office:value-type="string" calcext:value-type="string">
            <text:p>Doubtfull Sound</text:p>
          </table:table-cell>
          <table:table-cell/>
          <table:table-cell office:value-type="string" calcext:value-type="string">
            <text:p>annakarolinv</text:p>
          </table:table-cell>
          <table:table-cell table:formula="of:=RAND()" office:value-type="float" office:value="0.237126479647498" calcext:value-type="float">
            <text:p>0,237126479647498</text:p>
          </table:table-cell>
          <table:table-cell table:formula="of:=CONCATENATE(&quot;&lt;li&gt;&lt;a href=&quot;&quot;https://&quot;;LOWER([.C12]);&quot;.github.io/nz/index.html&quot;&quot;&gt;&lt;img src=&quot;&quot;https://&quot;;LOWER([.C12]);&quot;.github.io/nz/images/user.jpg&quot;&quot; alt=&quot;&quot; &quot;&quot; /&gt; &quot;;[.A12];&quot; (&quot;;LOWER([.C12]);&quot;)&lt;/a&gt;&lt;/li&gt;&quot;)" office:value-type="string" office:string-value="&lt;li&gt;&lt;a href=&quot;https://annakarolinv.github.io/nz/index.html&quot;&gt;&lt;img src=&quot;https://annakarolinv.github.io/nz/images/user.jpg&quot; alt=&quot; &quot; /&gt; Doubtfull Sound (annakarolinv)&lt;/a&gt;&lt;/li&gt;" calcext:value-type="string">
            <text:p>&lt;li&gt;&lt;a href="https://annakarolinv.github.io/nz/index.html"&gt;&lt;img src="https://annakarolinv.github.io/nz/images/user.jpg" alt=" " /&gt; Doubtfull Sound (annakarolinv)&lt;/a&gt;&lt;/li&gt;</text:p>
          </table:table-cell>
        </table:table-row>
        <table:table-row table:style-name="ro1">
          <table:table-cell office:value-type="string" calcext:value-type="string">
            <text:p>Milford Sound</text:p>
          </table:table-cell>
          <table:table-cell/>
          <table:table-cell office:value-type="string" calcext:value-type="string">
            <text:p>asboehle</text:p>
          </table:table-cell>
          <table:table-cell table:formula="of:=RAND()" office:value-type="float" office:value="0.685944989787316" calcext:value-type="float">
            <text:p>0,685944989787316</text:p>
          </table:table-cell>
          <table:table-cell table:formula="of:=CONCATENATE(&quot;&lt;li&gt;&lt;a href=&quot;&quot;https://&quot;;LOWER([.C13]);&quot;.github.io/nz/index.html&quot;&quot;&gt;&lt;img src=&quot;&quot;https://&quot;;LOWER([.C13]);&quot;.github.io/nz/images/user.jpg&quot;&quot; alt=&quot;&quot; &quot;&quot; /&gt; &quot;;[.A13];&quot; (&quot;;LOWER([.C13]);&quot;)&lt;/a&gt;&lt;/li&gt;&quot;)" office:value-type="string" office:string-value="&lt;li&gt;&lt;a href=&quot;https://asboehle.github.io/nz/index.html&quot;&gt;&lt;img src=&quot;https://asboehle.github.io/nz/images/user.jpg&quot; alt=&quot; &quot; /&gt; Milford Sound (asboehle)&lt;/a&gt;&lt;/li&gt;" calcext:value-type="string">
            <text:p>&lt;li&gt;&lt;a href="https://asboehle.github.io/nz/index.html"&gt;&lt;img src="https://asboehle.github.io/nz/images/user.jpg" alt=" " /&gt; Milford Sound (asboehle)&lt;/a&gt;&lt;/li&gt;</text:p>
          </table:table-cell>
        </table:table-row>
        <table:table-row table:style-name="ro1">
          <table:table-cell office:value-type="string" calcext:value-type="string">
            <text:p>Queenstown</text:p>
          </table:table-cell>
          <table:table-cell/>
          <table:table-cell office:value-type="string" calcext:value-type="string">
            <text:p>MarieWieschollek</text:p>
          </table:table-cell>
          <table:table-cell table:formula="of:=RAND()" office:value-type="float" office:value="0.55748561782076" calcext:value-type="float">
            <text:p>0,55748561782076</text:p>
          </table:table-cell>
          <table:table-cell table:formula="of:=CONCATENATE(&quot;&lt;li&gt;&lt;a href=&quot;&quot;https://&quot;;LOWER([.C14]);&quot;.github.io/nz/index.html&quot;&quot;&gt;&lt;img src=&quot;&quot;https://&quot;;LOWER([.C14]);&quot;.github.io/nz/images/user.jpg&quot;&quot; alt=&quot;&quot; &quot;&quot; /&gt; &quot;;[.A14];&quot; (&quot;;LOWER([.C14]);&quot;)&lt;/a&gt;&lt;/li&gt;&quot;)" office:value-type="string" office:string-value="&lt;li&gt;&lt;a href=&quot;https://mariewieschollek.github.io/nz/index.html&quot;&gt;&lt;img src=&quot;https://mariewieschollek.github.io/nz/images/user.jpg&quot; alt=&quot; &quot; /&gt; Queenstown (mariewieschollek)&lt;/a&gt;&lt;/li&gt;" calcext:value-type="string">
            <text:p>&lt;li&gt;&lt;a href="https://mariewieschollek.github.io/nz/index.html"&gt;&lt;img src="https://mariewieschollek.github.io/nz/images/user.jpg" alt=" " /&gt; Queenstown (mariewieschollek)&lt;/a&gt;&lt;/li&gt;</text:p>
          </table:table-cell>
        </table:table-row>
        <table:table-row table:style-name="ro1">
          <table:table-cell office:value-type="string" calcext:value-type="string">
            <text:p>Wanaka</text:p>
          </table:table-cell>
          <table:table-cell/>
          <table:table-cell office:value-type="string" calcext:value-type="string">
            <text:p>csnwolf</text:p>
          </table:table-cell>
          <table:table-cell table:formula="of:=RAND()" office:value-type="float" office:value="0.193899064801405" calcext:value-type="float">
            <text:p>0,193899064801405</text:p>
          </table:table-cell>
          <table:table-cell table:formula="of:=CONCATENATE(&quot;&lt;li&gt;&lt;a href=&quot;&quot;https://&quot;;LOWER([.C15]);&quot;.github.io/nz/index.html&quot;&quot;&gt;&lt;img src=&quot;&quot;https://&quot;;LOWER([.C15]);&quot;.github.io/nz/images/user.jpg&quot;&quot; alt=&quot;&quot; &quot;&quot; /&gt; &quot;;[.A15];&quot; (&quot;;LOWER([.C15]);&quot;)&lt;/a&gt;&lt;/li&gt;&quot;)" office:value-type="string" office:string-value="&lt;li&gt;&lt;a href=&quot;https://csnwolf.github.io/nz/index.html&quot;&gt;&lt;img src=&quot;https://csnwolf.github.io/nz/images/user.jpg&quot; alt=&quot; &quot; /&gt; Wanaka (csnwolf)&lt;/a&gt;&lt;/li&gt;" calcext:value-type="string">
            <text:p>&lt;li&gt;&lt;a href="https://csnwolf.github.io/nz/index.html"&gt;&lt;img src="https://csnwolf.github.io/nz/images/user.jpg" alt=" " /&gt; Wanaka (csnwolf)&lt;/a&gt;&lt;/li&gt;</text:p>
          </table:table-cell>
        </table:table-row>
        <table:table-row table:style-name="ro1">
          <table:table-cell office:value-type="string" calcext:value-type="string">
            <text:p>Haast</text:p>
          </table:table-cell>
          <table:table-cell/>
          <table:table-cell office:value-type="string" calcext:value-type="string">
            <text:p>simontrixl</text:p>
          </table:table-cell>
          <table:table-cell table:formula="of:=RAND()" office:value-type="float" office:value="0.858898712545484" calcext:value-type="float">
            <text:p>0,858898712545484</text:p>
          </table:table-cell>
          <table:table-cell table:formula="of:=CONCATENATE(&quot;&lt;li&gt;&lt;a href=&quot;&quot;https://&quot;;LOWER([.C16]);&quot;.github.io/nz/index.html&quot;&quot;&gt;&lt;img src=&quot;&quot;https://&quot;;LOWER([.C16]);&quot;.github.io/nz/images/user.jpg&quot;&quot; alt=&quot;&quot; &quot;&quot; /&gt; &quot;;[.A16];&quot; (&quot;;LOWER([.C16]);&quot;)&lt;/a&gt;&lt;/li&gt;&quot;)" office:value-type="string" office:string-value="&lt;li&gt;&lt;a href=&quot;https://simontrixl.github.io/nz/index.html&quot;&gt;&lt;img src=&quot;https://simontrixl.github.io/nz/images/user.jpg&quot; alt=&quot; &quot; /&gt; Haast (simontrixl)&lt;/a&gt;&lt;/li&gt;" calcext:value-type="string">
            <text:p>&lt;li&gt;&lt;a href="https://simontrixl.github.io/nz/index.html"&gt;&lt;img src="https://simontrixl.github.io/nz/images/user.jpg" alt=" " /&gt; Haast (simontrixl)&lt;/a&gt;&lt;/li&gt;</text:p>
          </table:table-cell>
        </table:table-row>
        <table:table-row table:style-name="ro1">
          <table:table-cell office:value-type="string" calcext:value-type="string">
            <text:p>Franz Josef Glacier</text:p>
          </table:table-cell>
          <table:table-cell/>
          <table:table-cell office:value-type="string" calcext:value-type="string">
            <text:p>lucakorosec</text:p>
          </table:table-cell>
          <table:table-cell table:formula="of:=RAND()" office:value-type="float" office:value="0.634523643659482" calcext:value-type="float">
            <text:p>0,634523643659482</text:p>
          </table:table-cell>
          <table:table-cell table:formula="of:=CONCATENATE(&quot;&lt;li&gt;&lt;a href=&quot;&quot;https://&quot;;LOWER([.C17]);&quot;.github.io/nz/index.html&quot;&quot;&gt;&lt;img src=&quot;&quot;https://&quot;;LOWER([.C17]);&quot;.github.io/nz/images/user.jpg&quot;&quot; alt=&quot;&quot; &quot;&quot; /&gt; &quot;;[.A17];&quot; (&quot;;LOWER([.C17]);&quot;)&lt;/a&gt;&lt;/li&gt;&quot;)" office:value-type="string" office:string-value="&lt;li&gt;&lt;a href=&quot;https://lucakorosec.github.io/nz/index.html&quot;&gt;&lt;img src=&quot;https://lucakorosec.github.io/nz/images/user.jpg&quot; alt=&quot; &quot; /&gt; Franz Josef Glacier (lucakorosec)&lt;/a&gt;&lt;/li&gt;" calcext:value-type="string">
            <text:p>&lt;li&gt;&lt;a href="https://lucakorosec.github.io/nz/index.html"&gt;&lt;img src="https://lucakorosec.github.io/nz/images/user.jpg" alt=" " /&gt; Franz Josef Glacier (lucakorosec)&lt;/a&gt;&lt;/li&gt;</text:p>
          </table:table-cell>
        </table:table-row>
        <table:table-row table:style-name="ro1">
          <table:table-cell office:value-type="string" calcext:value-type="string">
            <text:p>Pancake rocks (Punakaiki)</text:p>
          </table:table-cell>
          <table:table-cell/>
          <table:table-cell office:value-type="string" calcext:value-type="string">
            <text:p>timeastwood6020</text:p>
          </table:table-cell>
          <table:table-cell table:formula="of:=RAND()" office:value-type="float" office:value="0.400707115287038" calcext:value-type="float">
            <text:p>0,400707115287038</text:p>
          </table:table-cell>
          <table:table-cell table:formula="of:=CONCATENATE(&quot;&lt;li&gt;&lt;a href=&quot;&quot;https://&quot;;LOWER([.C18]);&quot;.github.io/nz/index.html&quot;&quot;&gt;&lt;img src=&quot;&quot;https://&quot;;LOWER([.C18]);&quot;.github.io/nz/images/user.jpg&quot;&quot; alt=&quot;&quot; &quot;&quot; /&gt; &quot;;[.A18];&quot; (&quot;;LOWER([.C18]);&quot;)&lt;/a&gt;&lt;/li&gt;&quot;)" office:value-type="string" office:string-value="&lt;li&gt;&lt;a href=&quot;https://timeastwood6020.github.io/nz/index.html&quot;&gt;&lt;img src=&quot;https://timeastwood6020.github.io/nz/images/user.jpg&quot; alt=&quot; &quot; /&gt; Pancake rocks (Punakaiki) (timeastwood6020)&lt;/a&gt;&lt;/li&gt;" calcext:value-type="string">
            <text:p>&lt;li&gt;&lt;a href="https://timeastwood6020.github.io/nz/index.html"&gt;&lt;img src="https://timeastwood6020.github.io/nz/images/user.jpg" alt=" " /&gt; Pancake rocks (Punakaiki) (timeastwood6020)&lt;/a&gt;&lt;/li&gt;</text:p>
          </table:table-cell>
        </table:table-row>
        <table:table-row table:style-name="ro1">
          <table:table-cell office:value-type="string" calcext:value-type="string">
            <text:p>Lake Rotoiti</text:p>
          </table:table-cell>
          <table:table-cell/>
          <table:table-cell office:value-type="string" calcext:value-type="string">
            <text:p>AnnaKeuschnigg</text:p>
          </table:table-cell>
          <table:table-cell table:formula="of:=RAND()" office:value-type="float" office:value="0.284915483912559" calcext:value-type="float">
            <text:p>0,284915483912559</text:p>
          </table:table-cell>
          <table:table-cell table:formula="of:=CONCATENATE(&quot;&lt;li&gt;&lt;a href=&quot;&quot;https://&quot;;LOWER([.C19]);&quot;.github.io/nz/index.html&quot;&quot;&gt;&lt;img src=&quot;&quot;https://&quot;;LOWER([.C19]);&quot;.github.io/nz/images/user.jpg&quot;&quot; alt=&quot;&quot; &quot;&quot; /&gt; &quot;;[.A19];&quot; (&quot;;LOWER([.C19]);&quot;)&lt;/a&gt;&lt;/li&gt;&quot;)" office:value-type="string" office:string-value="&lt;li&gt;&lt;a href=&quot;https://annakeuschnigg.github.io/nz/index.html&quot;&gt;&lt;img src=&quot;https://annakeuschnigg.github.io/nz/images/user.jpg&quot; alt=&quot; &quot; /&gt; Lake Rotoiti (annakeuschnigg)&lt;/a&gt;&lt;/li&gt;" calcext:value-type="string">
            <text:p>&lt;li&gt;&lt;a href="https://annakeuschnigg.github.io/nz/index.html"&gt;&lt;img src="https://annakeuschnigg.github.io/nz/images/user.jpg" alt=" " /&gt; Lake Rotoiti (annakeuschnigg)&lt;/a&gt;&lt;/li&gt;</text:p>
          </table:table-cell>
        </table:table-row>
        <table:table-row table:style-name="ro1">
          <table:table-cell office:value-type="string" calcext:value-type="string">
            <text:p>Abel Tasman National Park</text:p>
          </table:table-cell>
          <table:table-cell/>
          <table:table-cell office:value-type="string" calcext:value-type="string">
            <text:p>elisakuntner</text:p>
          </table:table-cell>
          <table:table-cell table:formula="of:=RAND()" office:value-type="float" office:value="0.337793110982132" calcext:value-type="float">
            <text:p>0,337793110982132</text:p>
          </table:table-cell>
          <table:table-cell table:formula="of:=CONCATENATE(&quot;&lt;li&gt;&lt;a href=&quot;&quot;https://&quot;;LOWER([.C20]);&quot;.github.io/nz/index.html&quot;&quot;&gt;&lt;img src=&quot;&quot;https://&quot;;LOWER([.C20]);&quot;.github.io/nz/images/user.jpg&quot;&quot; alt=&quot;&quot; &quot;&quot; /&gt; &quot;;[.A20];&quot; (&quot;;LOWER([.C20]);&quot;)&lt;/a&gt;&lt;/li&gt;&quot;)" office:value-type="string" office:string-value="&lt;li&gt;&lt;a href=&quot;https://elisakuntner.github.io/nz/index.html&quot;&gt;&lt;img src=&quot;https://elisakuntner.github.io/nz/images/user.jpg&quot; alt=&quot; &quot; /&gt; Abel Tasman National Park (elisakuntner)&lt;/a&gt;&lt;/li&gt;" calcext:value-type="string">
            <text:p>&lt;li&gt;&lt;a href="https://elisakuntner.github.io/nz/index.html"&gt;&lt;img src="https://elisakuntner.github.io/nz/images/user.jpg" alt=" " /&gt; Abel Tasman National Park (elisakuntner)&lt;/a&gt;&lt;/li&gt;</text:p>
          </table:table-cell>
        </table:table-row>
        <table:table-row table:style-name="ro1">
          <table:table-cell office:value-type="string" calcext:value-type="string">
            <text:p>Picton</text:p>
          </table:table-cell>
          <table:table-cell/>
          <table:table-cell office:value-type="string" calcext:value-type="string">
            <text:p>maximilianender</text:p>
          </table:table-cell>
          <table:table-cell table:formula="of:=RAND()" office:value-type="float" office:value="0.068645010019036" calcext:value-type="float">
            <text:p>0,068645010019036</text:p>
          </table:table-cell>
          <table:table-cell table:formula="of:=CONCATENATE(&quot;&lt;li&gt;&lt;a href=&quot;&quot;https://&quot;;LOWER([.C21]);&quot;.github.io/nz/index.html&quot;&quot;&gt;&lt;img src=&quot;&quot;https://&quot;;LOWER([.C21]);&quot;.github.io/nz/images/user.jpg&quot;&quot; alt=&quot;&quot; &quot;&quot; /&gt; &quot;;[.A21];&quot; (&quot;;LOWER([.C21]);&quot;)&lt;/a&gt;&lt;/li&gt;&quot;)" office:value-type="string" office:string-value="&lt;li&gt;&lt;a href=&quot;https://maximilianender.github.io/nz/index.html&quot;&gt;&lt;img src=&quot;https://maximilianender.github.io/nz/images/user.jpg&quot; alt=&quot; &quot; /&gt; Picton (maximilianender)&lt;/a&gt;&lt;/li&gt;" calcext:value-type="string">
            <text:p>&lt;li&gt;&lt;a href="https://maximilianender.github.io/nz/index.html"&gt;&lt;img src="https://maximilianender.github.io/nz/images/user.jpg" alt=" " /&gt; Picton (maximilianender)&lt;/a&gt;&lt;/li&gt;</text:p>
          </table:table-cell>
        </table:table-row>
        <table:table-row table:style-name="ro1">
          <table:table-cell office:value-type="string" calcext:value-type="string">
            <text:p>Wellington</text:p>
          </table:table-cell>
          <table:table-cell/>
          <table:table-cell office:value-type="string" calcext:value-type="string">
            <text:p>geo6371</text:p>
          </table:table-cell>
          <table:table-cell table:formula="of:=RAND()" office:value-type="float" office:value="0.306212979763889" calcext:value-type="float">
            <text:p>0,306212979763889</text:p>
          </table:table-cell>
          <table:table-cell table:formula="of:=CONCATENATE(&quot;&lt;li&gt;&lt;a href=&quot;&quot;https://&quot;;LOWER([.C22]);&quot;.github.io/nz/index.html&quot;&quot;&gt;&lt;img src=&quot;&quot;https://&quot;;LOWER([.C22]);&quot;.github.io/nz/images/user.jpg&quot;&quot; alt=&quot;&quot; &quot;&quot; /&gt; &quot;;[.A22];&quot; (&quot;;LOWER([.C22]);&quot;)&lt;/a&gt;&lt;/li&gt;&quot;)" office:value-type="string" office:string-value="&lt;li&gt;&lt;a href=&quot;https://geo6371.github.io/nz/index.html&quot;&gt;&lt;img src=&quot;https://geo6371.github.io/nz/images/user.jpg&quot; alt=&quot; &quot; /&gt; Wellington (geo6371)&lt;/a&gt;&lt;/li&gt;" calcext:value-type="string">
            <text:p>&lt;li&gt;&lt;a href="https://geo6371.github.io/nz/index.html"&gt;&lt;img src="https://geo6371.github.io/nz/images/user.jpg" alt=" " /&gt; Wellington (geo6371)&lt;/a&gt;&lt;/li&gt;</text:p>
          </table:table-cell>
        </table:table-row>
        <table:table-row table:style-name="ro1">
          <table:table-cell office:value-type="string" calcext:value-type="string">
            <text:p>Napier</text:p>
          </table:table-cell>
          <table:table-cell/>
          <table:table-cell office:value-type="string" calcext:value-type="string">
            <text:p>SarahRasi</text:p>
          </table:table-cell>
          <table:table-cell table:formula="of:=RAND()" office:value-type="float" office:value="0.280338430333647" calcext:value-type="float">
            <text:p>0,280338430333647</text:p>
          </table:table-cell>
          <table:table-cell table:formula="of:=CONCATENATE(&quot;&lt;li&gt;&lt;a href=&quot;&quot;https://&quot;;LOWER([.C23]);&quot;.github.io/nz/index.html&quot;&quot;&gt;&lt;img src=&quot;&quot;https://&quot;;LOWER([.C23]);&quot;.github.io/nz/images/user.jpg&quot;&quot; alt=&quot;&quot; &quot;&quot; /&gt; &quot;;[.A23];&quot; (&quot;;LOWER([.C23]);&quot;)&lt;/a&gt;&lt;/li&gt;&quot;)" office:value-type="string" office:string-value="&lt;li&gt;&lt;a href=&quot;https://sarahrasi.github.io/nz/index.html&quot;&gt;&lt;img src=&quot;https://sarahrasi.github.io/nz/images/user.jpg&quot; alt=&quot; &quot; /&gt; Napier (sarahrasi)&lt;/a&gt;&lt;/li&gt;" calcext:value-type="string">
            <text:p>&lt;li&gt;&lt;a href="https://sarahrasi.github.io/nz/index.html"&gt;&lt;img src="https://sarahrasi.github.io/nz/images/user.jpg" alt=" " /&gt; Napier (sarahrasi)&lt;/a&gt;&lt;/li&gt;</text:p>
          </table:table-cell>
        </table:table-row>
        <table:table-row table:style-name="ro1">
          <table:table-cell office:value-type="string" calcext:value-type="string">
            <text:p>Taupo</text:p>
          </table:table-cell>
          <table:table-cell/>
          <table:table-cell office:value-type="string" calcext:value-type="string">
            <text:p>ChristinaL2012</text:p>
          </table:table-cell>
          <table:table-cell table:formula="of:=RAND()" office:value-type="float" office:value="0.82126899518297" calcext:value-type="float">
            <text:p>0,82126899518297</text:p>
          </table:table-cell>
          <table:table-cell table:formula="of:=CONCATENATE(&quot;&lt;li&gt;&lt;a href=&quot;&quot;https://&quot;;LOWER([.C24]);&quot;.github.io/nz/index.html&quot;&quot;&gt;&lt;img src=&quot;&quot;https://&quot;;LOWER([.C24]);&quot;.github.io/nz/images/user.jpg&quot;&quot; alt=&quot;&quot; &quot;&quot; /&gt; &quot;;[.A24];&quot; (&quot;;LOWER([.C24]);&quot;)&lt;/a&gt;&lt;/li&gt;&quot;)" office:value-type="string" office:string-value="&lt;li&gt;&lt;a href=&quot;https://christinal2012.github.io/nz/index.html&quot;&gt;&lt;img src=&quot;https://christinal2012.github.io/nz/images/user.jpg&quot; alt=&quot; &quot; /&gt; Taupo (christinal2012)&lt;/a&gt;&lt;/li&gt;" calcext:value-type="string">
            <text:p>&lt;li&gt;&lt;a href="https://christinal2012.github.io/nz/index.html"&gt;&lt;img src="https://christinal2012.github.io/nz/images/user.jpg" alt=" " /&gt; Taupo (christinal2012)&lt;/a&gt;&lt;/li&gt;</text:p>
          </table:table-cell>
        </table:table-row>
        <table:table-row table:style-name="ro1">
          <table:table-cell office:value-type="string" calcext:value-type="string">
            <text:p>Rotorua</text:p>
          </table:table-cell>
          <table:table-cell/>
          <table:table-cell office:value-type="string" calcext:value-type="string">
            <text:p>jo3093</text:p>
          </table:table-cell>
          <table:table-cell table:formula="of:=RAND()" office:value-type="float" office:value="0.985270688128807" calcext:value-type="float">
            <text:p>0,985270688128807</text:p>
          </table:table-cell>
          <table:table-cell table:formula="of:=CONCATENATE(&quot;&lt;li&gt;&lt;a href=&quot;&quot;https://&quot;;LOWER([.C25]);&quot;.github.io/nz/index.html&quot;&quot;&gt;&lt;img src=&quot;&quot;https://&quot;;LOWER([.C25]);&quot;.github.io/nz/images/user.jpg&quot;&quot; alt=&quot;&quot; &quot;&quot; /&gt; &quot;;[.A25];&quot; (&quot;;LOWER([.C25]);&quot;)&lt;/a&gt;&lt;/li&gt;&quot;)" office:value-type="string" office:string-value="&lt;li&gt;&lt;a href=&quot;https://jo3093.github.io/nz/index.html&quot;&gt;&lt;img src=&quot;https://jo3093.github.io/nz/images/user.jpg&quot; alt=&quot; &quot; /&gt; Rotorua (jo3093)&lt;/a&gt;&lt;/li&gt;" calcext:value-type="string">
            <text:p>&lt;li&gt;&lt;a href="https://jo3093.github.io/nz/index.html"&gt;&lt;img src="https://jo3093.github.io/nz/images/user.jpg" alt=" " /&gt; Rotorua (jo3093)&lt;/a&gt;&lt;/li&gt;</text:p>
          </table:table-cell>
        </table:table-row>
        <table:table-row table:style-name="ro1">
          <table:table-cell office:value-type="string" calcext:value-type="string">
            <text:p>Auckland</text:p>
          </table:table-cell>
          <table:table-cell/>
          <table:table-cell office:value-type="string" calcext:value-type="string">
            <text:p>SandraLeutner</text:p>
          </table:table-cell>
          <table:table-cell table:formula="of:=RAND()" office:value-type="float" office:value="0.586096938286089" calcext:value-type="float">
            <text:p>0,586096938286089</text:p>
          </table:table-cell>
          <table:table-cell table:formula="of:=CONCATENATE(&quot;&lt;li&gt;&lt;a href=&quot;&quot;https://&quot;;LOWER([.C26]);&quot;.github.io/nz/index.html&quot;&quot;&gt;&lt;img src=&quot;&quot;https://&quot;;LOWER([.C26]);&quot;.github.io/nz/images/user.jpg&quot;&quot; alt=&quot;&quot; &quot;&quot; /&gt; &quot;;[.A26];&quot; (&quot;;LOWER([.C26]);&quot;)&lt;/a&gt;&lt;/li&gt;&quot;)" office:value-type="string" office:string-value="&lt;li&gt;&lt;a href=&quot;https://sandraleutner.github.io/nz/index.html&quot;&gt;&lt;img src=&quot;https://sandraleutner.github.io/nz/images/user.jpg&quot; alt=&quot; &quot; /&gt; Auckland (sandraleutner)&lt;/a&gt;&lt;/li&gt;" calcext:value-type="string">
            <text:p>&lt;li&gt;&lt;a href="https://sandraleutner.github.io/nz/index.html"&gt;&lt;img src="https://sandraleutner.github.io/nz/images/user.jpg" alt=" " /&gt; Auckland (sandraleutner)&lt;/a&gt;&lt;/li&gt;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Tongariro National Park </text:p>
          </table:table-cell>
          <table:table-cell/>
          <table:table-cell office:value-type="string" calcext:value-type="string">
            <text:p>webmapping</text:p>
          </table:table-cell>
          <table:table-cell/>
          <table:table-cell table:formula="of:=CONCATENATE(&quot;&lt;li&gt;&lt;a href=&quot;&quot;https://&quot;;LOWER([.C31]);&quot;.github.io/nz/index.html&quot;&quot;&gt;&lt;img src=&quot;&quot;https://&quot;;LOWER([.C31]);&quot;.github.io/nz/images/user.jpg&quot;&quot; alt=&quot;&quot; &quot;&quot; /&gt; &quot;;[.A31];&quot; (&quot;;LOWER([.C31]);&quot;)&lt;/a&gt;&lt;/li&gt;&quot;)" office:value-type="string" office:string-value="&lt;li&gt;&lt;a href=&quot;https://webmapping.github.io/nz/index.html&quot;&gt;&lt;img src=&quot;https://webmapping.github.io/nz/images/user.jpg&quot; alt=&quot; &quot; /&gt; Tongariro National Park  (webmapping)&lt;/a&gt;&lt;/li&gt;" calcext:value-type="string">
            <text:p>&lt;li&gt;&lt;a href="https://webmapping.github.io/nz/index.html"&gt;&lt;img src="https://webmapping.github.io/nz/images/user.jpg" alt=" " /&gt; Tongariro National Park <text:s/>(webmapping)&lt;/a&gt;&lt;/li&gt;</text:p>
          </table:table-cell>
        </table:table-row>
      </table:table>
      <table:named-expressions/>
      <table:database-ranges>
        <table:database-range table:name="__Anonymous_Sheet_DB__0" table:target-range-address="zuteilung.C1:zuteilung.E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20121" number:language="en" number:country="US">
      <number:number number:decimal-places="5" loext:min-decimal-places="5" number:min-integer-digits="1"/>
    </number:number-style>
    <number:number-style style:name="N20122" number:language="en" number:country="US">
      <number:number number:decimal-places="6" loext:min-decimal-places="6" number:min-integer-digits="1"/>
    </number:number-style>
    <number:number-style style:name="N30109" number:language="en" number:country="NZ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16:28:31.2189333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9:04:06.813517397</meta:creation-date>
    <dc:date>2021-03-11T16:33:26.059393985</dc:date>
    <meta:editing-duration>PT1H12M31S</meta:editing-duration>
    <meta:editing-cycles>13</meta:editing-cycles>
    <meta:generator>LibreOffice/6.4.6.2$Linux_X86_64 LibreOffice_project/40$Build-2</meta:generator>
    <dc:creator>Klaus Förster</dc:creator>
    <meta:document-statistic meta:table-count="1" meta:cell-count="107" meta:object-count="0"/>
  </office:meta>
</office:document-meta>
</file>